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6698fc"/>
    </style:style>
    <style:style style:name="T2" style:family="text">
      <style:text-properties officeooo:rsid="0067900f"/>
    </style:style>
    <style:style style:name="T3" style:family="text">
      <style:text-properties officeooo:rsid="0068ec5f"/>
    </style:style>
    <style:style style:name="T4" style:family="text">
      <style:text-properties officeooo:rsid="006e5f7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IOCOM library<text:bookmark-end text:name="__RefHeading___Toc3317_2360898907"/></text:p>
      <text:p text:style-name="Text_20_body"><text:span text:style-name="T4">Automation and IoT - c</text:span>onnecting IO boards to control computer over TCP/IP <text:span text:style-name="T2">or serial port.</text:span></text:p>
      <text:p text:style-name="P3">2<text:span text:style-name="T4">1</text:span>.<text:span text:style-name="T4">9</text:span>.2019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01T12:30:35.984702116</dc:date>
    <meta:editing-duration>PT1H59M4S</meta:editing-duration>
    <meta:editing-cycles>81</meta:editing-cycles>
    <meta:generator>LibreOffice/6.2.4.2$Linux_X86_64 LibreOffice_project/20$Build-2</meta:generator>
    <meta:document-statistic meta:table-count="0" meta:image-count="0" meta:object-count="0" meta:page-count="1" meta:paragraph-count="5" meta:word-count="25" meta:character-count="161" meta:non-whitespace-character-count="140"/>
  </office:meta>
</office:document-meta>
</file>